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Noto Sans Symbols" svg:font-family="Noto Sans Symbols" style:font-family-generic="system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end" fo:margin-bottom="0in" fo:line-height="100%"/>
    </style:style>
    <style:style style:name="T3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P4" style:parent-style-name="Standard" style:family="paragraph">
      <style:paragraph-properties fo:text-align="end" fo:margin-bottom="0in" fo:line-height="100%"/>
    </style:style>
    <style:style style:name="T5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6" style:parent-style-name="DefaultParagraphFont" style:family="text">
      <style:text-properties style:font-name="Verdana" style:font-name-asian="Verdana" style:font-name-complex="Verdana" fo:color="#0000FF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P7" style:parent-style-name="Standard" style:family="paragraph">
      <style:paragraph-properties fo:text-align="end" fo:margin-bottom="0in" fo:line-height="100%"/>
      <style:text-properties fo:color="#7E97AD" fo:font-size="9pt" style:font-size-asian="9pt" style:font-size-complex="9pt" fo:language="en" fo:country="US"/>
    </style:style>
    <style:style style:name="P8" style:parent-style-name="Standard" style:family="paragraph">
      <style:paragraph-properties fo:border="0.0069in solid #7E97AD" fo:padding-top="0.0555in" fo:padding-left="0.0833in" fo:padding-bottom="0.0555in" fo:padding-right="0.0833in" style:shadow="none" fo:margin-top="0.1666in" fo:line-height="100%" fo:margin-left="0.1in" fo:margin-right="0.1in" fo:text-indent="-0.1in" fo:background-color="#7E97AD">
        <style:tab-stops/>
      </style:paragraph-properties>
    </style:style>
    <style:style style:name="T9" style:parent-style-name="DefaultParagraphFont" style:family="text">
      <style:text-properties style:font-name="Calibri" style:font-name-asian="Calibri" style:font-name-complex="Calibri" fo:font-variant="small-caps" fo:color="#FFFFFF" fo:font-size="16pt" style:font-size-asian="16pt" style:font-size-complex="16pt"/>
    </style:style>
    <style:style style:name="TableColumn11" style:family="table-column">
      <style:table-column-properties style:column-width="1.4597in" style:use-optimal-column-width="false"/>
    </style:style>
    <style:style style:name="TableColumn12" style:family="table-column">
      <style:table-column-properties style:column-width="0.1638in" style:use-optimal-column-width="false"/>
    </style:style>
    <style:style style:name="TableColumn13" style:family="table-column">
      <style:table-column-properties style:column-width="5.418in" style:use-optimal-column-width="false"/>
    </style:style>
    <style:style style:name="Table10" style:family="table">
      <style:table-properties style:width="7.0416in" fo:margin-left="-0.075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1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P16" style:parent-style-name="Heading1" style:family="paragraph">
      <style:paragraph-properties fo:text-align="start"/>
    </style:style>
    <style:style style:name="T17" style:parent-style-name="DefaultParagraphFont" style:family="text">
      <style:text-properties style:font-name="Verdana" style:font-name-asian="Verdana" style:font-name-complex="Verdana" fo:font-weight="bold" style:font-weight-asian="bold" fo:font-style="italic" style:font-style-asian="italic" fo:font-size="10pt" style:font-size-asian="10pt" style:font-size-complex="10pt"/>
    </style:style>
    <style:style style:name="TableCell18" style:family="table-cell">
      <style:table-cell-properties fo:border-top="0.0069in solid #000001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TableCell19" style:family="table-cell">
      <style:table-cell-properties fo:border-top="0.0069in solid #000001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P20" style:parent-style-name="Textodelcurrículumvítae" style:family="paragraph">
      <style:paragraph-properties fo:line-height="110%" fo:margin-right="0.25in"/>
    </style:style>
    <style:style style:name="T21" style:parent-style-name="HeaderChar" style:family="text">
      <style:text-properties style:font-name="Verdana" style:font-name-asian="Times New Roman" style:font-name-complex="Arial" fo:color="#00000A" fo:font-size="9pt" style:font-size-asian="9pt" style:font-size-complex="9pt" fo:language="en" fo:country="US"/>
    </style:style>
    <style:style style:name="T22" style:parent-style-name="HeaderChar" style:family="text">
      <style:text-properties style:font-name="Verdana" style:font-name-asian="Times New Roman" style:font-name-complex="Arial" fo:color="#00000A" fo:font-size="9pt" style:font-size-asian="9pt" style:font-size-complex="9pt" fo:language="en" fo:country="US"/>
    </style:style>
    <style:style style:name="T23" style:parent-style-name="HeaderChar" style:family="text">
      <style:text-properties style:font-name="Verdana" style:font-name-asian="Times New Roman" style:font-name-complex="Arial" fo:color="#00000A" fo:font-size="9pt" style:font-size-asian="9pt" style:font-size-complex="9pt" fo:language="en" fo:country="US"/>
    </style:style>
    <style:style style:name="P24" style:parent-style-name="Textodelcurrículumvítae" style:family="paragraph">
      <style:paragraph-properties fo:line-height="110%" fo:margin-right="0.25in"/>
      <style:text-properties fo:language="en" fo:country="US"/>
    </style:style>
    <style:style style:name="P25" style:parent-style-name="Textodelcurrículumvítae" style:family="paragraph">
      <style:paragraph-properties fo:line-height="110%" fo:margin-right="0.25in"/>
    </style:style>
    <style:style style:name="T26" style:parent-style-name="HeaderChar" style:family="text">
      <style:text-properties style:font-name="Verdana" style:font-name-asian="Times New Roman" style:font-name-complex="Arial" fo:color="#00000A" fo:font-size="9pt" style:font-size-asian="9pt" style:font-size-complex="9pt" fo:language="en" fo:country="US"/>
    </style:style>
    <style:style style:name="T27" style:parent-style-name="HeaderChar" style:family="text">
      <style:text-properties style:font-name="Verdana" style:font-name-asian="Times New Roman" style:font-name-complex="Arial" fo:color="#00000A" fo:font-size="9pt" style:font-size-asian="9pt" style:font-size-complex="9pt" fo:language="en" fo:country="US"/>
    </style:style>
    <style:style style:name="T28" style:parent-style-name="HeaderChar" style:family="text">
      <style:text-properties style:font-name="Verdana" style:font-name-asian="Times New Roman" style:font-name-complex="Arial" fo:color="#00000A" fo:font-size="9pt" style:font-size-asian="9pt" style:font-size-complex="9pt" fo:language="en" fo:country="US"/>
    </style:style>
    <style:style style:name="T29" style:parent-style-name="HeaderChar" style:family="text">
      <style:text-properties style:font-name="Verdana" style:font-name-asian="Times New Roman" style:font-name-complex="Arial" fo:color="#00000A" fo:font-size="9pt" style:font-size-asian="9pt" style:font-size-complex="9pt" fo:language="en" fo:country="US"/>
    </style:style>
    <style:style style:name="P30" style:parent-style-name="Textodelcurrículumvítae" style:family="paragraph">
      <style:paragraph-properties fo:line-height="110%" fo:margin-right="0.25in"/>
      <style:text-properties fo:language="en" fo:country="US"/>
    </style:style>
    <style:style style:name="P31" style:parent-style-name="Textodelcurrículumvítae" style:family="paragraph">
      <style:paragraph-properties fo:line-height="110%" fo:margin-right="0.25in"/>
    </style:style>
    <style:style style:name="T32" style:parent-style-name="HeaderChar" style:family="text">
      <style:text-properties style:font-name="Verdana" style:font-name-asian="Times New Roman" style:font-name-complex="Arial" fo:color="#00000A" fo:font-size="9pt" style:font-size-asian="9pt" style:font-size-complex="9pt" fo:language="en" fo:country="US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69in solid #D9D9D9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P35" style:parent-style-name="Heading1" style:family="paragraph">
      <style:paragraph-properties fo:text-align="start"/>
    </style:style>
    <style:style style:name="T36" style:parent-style-name="DefaultParagraphFont" style:family="text">
      <style:text-properties style:font-name="Verdana" style:font-name-asian="Verdana" style:font-name-complex="Verdana" fo:font-weight="bold" style:font-weight-asian="bold" fo:font-style="italic" style:font-style-asian="italic" fo:font-size="10pt" style:font-size-asian="10pt" style:font-size-complex="10pt"/>
    </style:style>
    <style:style style:name="TableCell37" style:family="table-cell">
      <style:table-cell-properties fo:border-top="0.0069in solid #D9D9D9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TableCell38" style:family="table-cell">
      <style:table-cell-properties fo:border-top="0.0069in solid #D9D9D9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P39" style:parent-style-name="m_8639777993571304198paragraph" style:family="paragraph">
      <style:paragraph-properties fo:margin-top="0.0277in" fo:margin-bottom="0.0277in"/>
    </style:style>
    <style:style style:name="T40" style:parent-style-name="m_8639777993571304198normaltextrun" style:family="text">
      <style:text-properties style:font-name="Verdana" style:font-name-asian="Verdana" style:font-name-complex="Arial" fo:color="#000000" fo:font-size="9pt" style:font-size-asian="9pt" style:font-size-complex="9pt" fo:language="en" fo:country="GB"/>
    </style:style>
    <style:style style:name="P41" style:parent-style-name="m_8639777993571304198paragraph" style:family="paragraph">
      <style:paragraph-properties fo:margin-top="0.0277in" fo:margin-bottom="0.0277in"/>
    </style:style>
    <style:style style:name="T42" style:parent-style-name="m_8639777993571304198normaltextrun" style:family="text">
      <style:text-properties style:font-name="Verdana" style:font-name-asian="Verdana" style:font-name-complex="Arial" fo:color="#000000" fo:font-size="9pt" style:font-size-asian="9pt" style:font-size-complex="9pt" fo:language="en" fo:country="GB"/>
    </style:style>
    <style:style style:name="P43" style:parent-style-name="m_8639777993571304198paragraph" style:family="paragraph">
      <style:paragraph-properties fo:margin-top="0.0277in" fo:margin-bottom="0.0277in"/>
    </style:style>
    <style:style style:name="T44" style:parent-style-name="m_8639777993571304198normaltextrun" style:family="text">
      <style:text-properties style:font-name="Verdana" style:font-name-asian="Verdana" style:font-name-complex="Arial" fo:color="#000000" fo:font-size="9pt" style:font-size-asian="9pt" style:font-size-complex="9pt" fo:language="en" fo:country="GB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D9D9D9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P47" style:parent-style-name="Heading1" style:family="paragraph">
      <style:paragraph-properties fo:text-align="start"/>
    </style:style>
    <style:style style:name="T48" style:parent-style-name="DefaultParagraphFont" style:family="text">
      <style:text-properties style:font-name="Verdana" style:font-name-asian="Verdana" style:font-name-complex="Verdana" fo:font-weight="bold" style:font-weight-asian="bold" fo:font-style="italic" style:font-style-asian="italic" fo:font-size="10pt" style:font-size-asian="10pt" style:font-size-complex="10pt"/>
    </style:style>
    <style:style style:name="TableCell49" style:family="table-cell">
      <style:table-cell-properties fo:border-top="0.0069in solid #D9D9D9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TableCell50" style:family="table-cell">
      <style:table-cell-properties fo:border-top="0.0069in solid #D9D9D9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P51" style:parent-style-name="Heading2" style:family="paragraph">
      <style:paragraph-properties fo:line-height="110%"/>
      <style:text-properties style:font-name="Verdana" fo:color="#000000" fo:font-size="9pt" style:font-size-asian="9pt" style:font-size-complex="9pt" fo:language="en" fo:country="US"/>
    </style:style>
    <style:style style:name="P52" style:parent-style-name="Standard" style:family="paragraph">
      <style:paragraph-properties fo:margin-bottom="0.0277in" fo:line-height="110%" fo:margin-right="1in"/>
    </style:style>
    <style:style style:name="T53" style:parent-style-name="DefaultParagraphFont" style:family="text">
      <style:text-properties style:font-name="Verdana" style:font-name-asian="Verdana" style:font-name-complex="Verdana" fo:font-style="italic" style:font-style-asian="italic" fo:color="#000000" fo:font-size="9pt" style:font-size-asian="9pt" style:font-size-complex="9pt"/>
    </style:style>
    <style:style style:name="T54" style:parent-style-name="DefaultParagraphFont" style:family="text">
      <style:text-properties style:font-name="Verdana" style:font-name-asian="Verdana" style:font-name-complex="Verdana" fo:font-style="italic" style:font-style-asian="italic" fo:color="#000000" fo:font-size="9pt" style:font-size-asian="9pt" style:font-size-complex="9pt"/>
    </style:style>
    <style:style style:name="T55" style:parent-style-name="DefaultParagraphFont" style:family="text">
      <style:text-properties style:font-name="Verdana" style:font-name-asian="Verdana" style:font-name-complex="Verdana" fo:font-style="italic" style:font-style-asian="italic" fo:color="#000000" fo:font-size="9pt" style:font-size-asian="9pt" style:font-size-complex="9pt"/>
    </style:style>
    <style:style style:name="P56" style:parent-style-name="ListParagraph" style:family="paragraph">
      <style:paragraph-properties fo:line-height="110%"/>
    </style:style>
    <style:style style:name="T57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58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59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60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61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62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63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64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65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66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67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68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69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70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P71" style:parent-style-name="Heading2" style:family="paragraph">
      <style:paragraph-properties fo:line-height="110%"/>
    </style:style>
    <style:style style:name="T72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P73" style:parent-style-name="Standard" style:family="paragraph">
      <style:paragraph-properties fo:margin-bottom="0.0277in" fo:line-height="110%" fo:margin-right="1in"/>
    </style:style>
    <style:style style:name="T74" style:parent-style-name="DefaultParagraphFont" style:family="text">
      <style:text-properties style:font-name="Verdana" style:font-name-asian="Verdana" style:font-name-complex="Verdana" fo:font-style="italic" style:font-style-asian="italic" fo:color="#000000" fo:font-size="9pt" style:font-size-asian="9pt" style:font-size-complex="9pt" fo:language="en" fo:country="US"/>
    </style:style>
    <style:style style:name="P75" style:parent-style-name="PreformattedText" style:family="paragraph">
      <style:paragraph-properties fo:margin-bottom="0.1111in" fo:line-height="110%"/>
    </style:style>
    <style:style style:name="T76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77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78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79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80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81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82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83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84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85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86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87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88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89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90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91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92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93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94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95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96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97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98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99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00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01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02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03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04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05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P106" style:parent-style-name="Heading2" style:family="paragraph">
      <style:paragraph-properties fo:line-height="110%"/>
      <style:text-properties style:font-name="Verdana" fo:color="#000000" fo:font-size="9pt" style:font-size-asian="9pt" style:font-size-complex="9pt" fo:language="en" fo:country="US"/>
    </style:style>
    <style:style style:name="P107" style:parent-style-name="Textodelcurrículumvítae" style:family="paragraph">
      <style:paragraph-properties fo:line-height="110%"/>
      <style:text-properties style:font-name="Verdana" style:font-weight-complex="bold" fo:font-style="italic" style:font-style-asian="italic" fo:color="#000000" fo:font-size="9pt" style:font-size-asian="9pt" style:font-size-complex="9pt" fo:language="en" fo:country="US"/>
    </style:style>
    <style:style style:name="P108" style:parent-style-name="ListParagraph" style:family="paragraph">
      <style:paragraph-properties fo:line-height="110%"/>
    </style:style>
    <style:style style:name="T109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10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11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12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13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14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15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16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17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18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19" style:parent-style-name="m_8639777993571304198eop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P120" style:parent-style-name="Heading2" style:family="paragraph">
      <style:paragraph-properties fo:line-height="110%"/>
      <style:text-properties style:font-name="Verdana" fo:color="#000000" fo:font-size="9pt" style:font-size-asian="9pt" style:font-size-complex="9pt" fo:language="en" fo:country="US"/>
    </style:style>
    <style:style style:name="P121" style:parent-style-name="Textodelcurrículumvítae" style:family="paragraph">
      <style:paragraph-properties fo:line-height="110%"/>
      <style:text-properties style:font-name="Verdana" style:font-weight-complex="bold" fo:font-style="italic" style:font-style-asian="italic" fo:color="#000000" fo:font-size="9pt" style:font-size-asian="9pt" style:font-size-complex="9pt" fo:language="en" fo:country="US"/>
    </style:style>
    <style:style style:name="P122" style:parent-style-name="ListParagraph" style:family="paragraph">
      <style:paragraph-properties fo:line-height="110%"/>
    </style:style>
    <style:style style:name="T123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24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25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26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27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28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29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30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31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32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33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34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35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36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37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38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39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P140" style:parent-style-name="Heading2" style:family="paragraph">
      <style:paragraph-properties fo:line-height="110%"/>
      <style:text-properties style:font-name="Verdana" fo:color="#000000" fo:font-size="9pt" style:font-size-asian="9pt" style:font-size-complex="9pt" fo:language="en" fo:country="US"/>
    </style:style>
    <style:style style:name="P141" style:parent-style-name="Textodelcurrículumvítae" style:family="paragraph">
      <style:paragraph-properties fo:line-height="110%"/>
      <style:text-properties style:font-name="Verdana" style:font-weight-complex="bold" fo:font-style="italic" style:font-style-asian="italic" fo:color="#000000" fo:font-size="9pt" style:font-size-asian="9pt" style:font-size-complex="9pt" fo:language="en" fo:country="US"/>
    </style:style>
    <style:style style:name="P142" style:parent-style-name="ListParagraph" style:family="paragraph">
      <style:paragraph-properties fo:line-height="110%"/>
    </style:style>
    <style:style style:name="T143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44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45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46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47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48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49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50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51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52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53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P154" style:parent-style-name="Heading2" style:family="paragraph">
      <style:paragraph-properties fo:line-height="110%"/>
      <style:text-properties style:font-name="Verdana" fo:color="#000000" fo:font-size="9pt" style:font-size-asian="9pt" style:font-size-complex="9pt" fo:language="en" fo:country="US"/>
    </style:style>
    <style:style style:name="P155" style:parent-style-name="Textodelcurrículumvítae" style:family="paragraph">
      <style:paragraph-properties fo:line-height="110%"/>
      <style:text-properties style:font-name="Verdana" style:font-weight-complex="bold" fo:font-style="italic" style:font-style-asian="italic" fo:color="#000000" fo:font-size="9pt" style:font-size-asian="9pt" style:font-size-complex="9pt" fo:language="en" fo:country="US"/>
    </style:style>
    <style:style style:name="P156" style:parent-style-name="ListParagraph" style:family="paragraph">
      <style:paragraph-properties fo:line-height="110%"/>
    </style:style>
    <style:style style:name="T157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58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59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60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61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62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63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64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65" style:parent-style-name="m_8639777993571304198eop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P166" style:parent-style-name="Heading2" style:family="paragraph">
      <style:paragraph-properties fo:line-height="110%"/>
      <style:text-properties style:font-name="Verdana" fo:color="#000000" fo:font-size="9pt" style:font-size-asian="9pt" style:font-size-complex="9pt" fo:language="en" fo:country="US"/>
    </style:style>
    <style:style style:name="P167" style:parent-style-name="Textodelcurrículumvítae" style:family="paragraph">
      <style:paragraph-properties fo:line-height="110%"/>
      <style:text-properties style:font-name="Verdana" style:font-weight-complex="bold" fo:font-style="italic" style:font-style-asian="italic" fo:color="#000000" fo:font-size="9pt" style:font-size-asian="9pt" style:font-size-complex="9pt" fo:language="en" fo:country="US"/>
    </style:style>
    <style:style style:name="P168" style:parent-style-name="ListParagraph" style:family="paragraph">
      <style:paragraph-properties fo:line-height="110%"/>
    </style:style>
    <style:style style:name="T169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70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71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72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73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74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75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76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77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78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79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80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81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82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83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P184" style:parent-style-name="Heading2" style:family="paragraph">
      <style:paragraph-properties fo:line-height="110%"/>
      <style:text-properties style:font-name="Verdana" fo:color="#000000" fo:font-size="9pt" style:font-size-asian="9pt" style:font-size-complex="9pt" fo:language="en" fo:country="US"/>
    </style:style>
    <style:style style:name="P185" style:parent-style-name="Textodelcurrículumvítae" style:family="paragraph">
      <style:paragraph-properties fo:line-height="110%"/>
      <style:text-properties style:font-name="Verdana" style:font-weight-complex="bold" fo:font-style="italic" style:font-style-asian="italic" fo:color="#000000" fo:font-size="9pt" style:font-size-asian="9pt" style:font-size-complex="9pt" fo:language="en" fo:country="US"/>
    </style:style>
    <style:style style:name="P186" style:parent-style-name="ListParagraph" style:family="paragraph">
      <style:paragraph-properties fo:line-height="110%"/>
    </style:style>
    <style:style style:name="T187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88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89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90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91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92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93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94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95" style:parent-style-name="m_8639777993571304198spellingerror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196" style:parent-style-name="m_8639777993571304198normaltextrun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69in solid #D9D9D9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P199" style:parent-style-name="Heading1" style:family="paragraph">
      <style:paragraph-properties fo:text-align="start"/>
    </style:style>
    <style:style style:name="T200" style:parent-style-name="DefaultParagraphFont" style:family="text">
      <style:text-properties style:font-name="Verdana" style:font-name-asian="Verdana" style:font-name-complex="Verdana" fo:font-weight="bold" style:font-weight-asian="bold" fo:font-style="italic" style:font-style-asian="italic" fo:font-size="10pt" style:font-size-asian="10pt" style:font-size-complex="10pt"/>
    </style:style>
    <style:style style:name="TableCell201" style:family="table-cell">
      <style:table-cell-properties fo:border-top="0.0069in solid #D9D9D9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P202" style:parent-style-name="Standard" style:family="paragraph">
      <style:text-properties style:font-name="Verdana" style:font-name-asian="Verdana" style:font-name-complex="Verdana" fo:color="#000000" fo:font-size="9pt" style:font-size-asian="9pt" style:font-size-complex="9pt"/>
    </style:style>
    <style:style style:name="TableCell203" style:family="table-cell">
      <style:table-cell-properties fo:border-top="0.0069in solid #D9D9D9" fo:border-left="0.0069in solid #000001" fo:border-bottom="0.0069in solid #D9D9D9" fo:border-right="0.0069in solid #000001" style:writing-mode="lr-tb" fo:padding-top="0in" fo:padding-left="0.075in" fo:padding-bottom="0in" fo:padding-right="0.075in"/>
    </style:style>
    <style:style style:name="T204" style:parent-style-name="m_8639777993571304198normaltextrun" style:family="text">
      <style:text-properties style:font-name="Verdana" style:font-name-asian="Times New Roman" style:font-name-complex="Arial" fo:font-weight="normal" style:font-weight-asian="normal" fo:font-variant="normal" fo:color="#000000" fo:font-size="9pt" style:font-size-asian="9pt" style:font-size-complex="9pt" fo:language="en" fo:country="GB"/>
    </style:style>
    <style:style style:name="T205" style:parent-style-name="DefaultParagraphFont" style:family="text">
      <style:text-properties style:font-name="Verdana" style:font-name-asian="Verdana" style:font-name-complex="Verdana" fo:color="#000000" fo:font-size="9pt" style:font-size-asian="9pt" style:font-size-complex="9pt" fo:language="en" fo:country="US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0.0069in solid #D9D9D9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208" style:parent-style-name="Heading1" style:family="paragraph">
      <style:paragraph-properties fo:text-align="start"/>
    </style:style>
    <style:style style:name="T209" style:parent-style-name="DefaultParagraphFont" style:family="text">
      <style:text-properties style:font-name="Verdana" style:font-name-asian="Verdana" style:font-name-complex="Verdana" fo:font-weight="bold" style:font-weight-asian="bold" fo:font-style="italic" style:font-style-asian="italic" fo:font-size="10pt" style:font-size-asian="10pt" style:font-size-complex="10pt"/>
    </style:style>
    <style:style style:name="TableCell210" style:family="table-cell">
      <style:table-cell-properties fo:border-top="0.0069in solid #D9D9D9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TableCell211" style:family="table-cell">
      <style:table-cell-properties fo:border-top="0.0069in solid #D9D9D9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212" style:parent-style-name="m_8639777993571304198paragraph" style:family="paragraph">
      <style:paragraph-properties fo:margin-top="0.0277in" fo:margin-bottom="0.0277in"/>
    </style:style>
    <style:style style:name="T213" style:parent-style-name="m_8639777993571304198normaltextrun" style:family="text">
      <style:text-properties style:font-name="Verdana" style:font-name-asian="Verdana" style:font-name-complex="Arial" fo:color="#000000" fo:font-size="9pt" style:font-size-asian="9pt" style:font-size-complex="9pt" fo:language="en" fo:country="GB"/>
    </style:style>
    <style:style style:name="P214" style:parent-style-name="m_8639777993571304198paragraph" style:family="paragraph">
      <style:paragraph-properties fo:margin-top="0.0277in" fo:margin-bottom="0.0277in"/>
    </style:style>
    <style:style style:name="T215" style:parent-style-name="m_8639777993571304198normaltextrun" style:family="text">
      <style:text-properties style:font-name="Verdana" style:font-name-asian="Verdana" style:font-name-complex="Arial" fo:color="#000000" fo:font-size="9pt" style:font-size-asian="9pt" style:font-size-complex="9pt" fo:language="en" fo:country="GB"/>
    </style:style>
    <style:style style:name="T216" style:parent-style-name="DefaultParagraphFont" style:family="text">
      <style:text-properties style:font-name="Arial" style:font-name-asian="Verdana" style:font-name-complex="Arial" fo:color="#000000" fo:font-size="9pt" style:font-size-asian="9pt" style:font-size-complex="9pt"/>
    </style:style>
  </office:automatic-styles>
  <office:body>
    <office:text text:use-soft-page-breaks="true">
      <text:p text:style-name="P1"><text:span text:style-name="T3">Phone: +34 620142391</text:span></text:p>
      <text:p text:style-name="P4"><text:span text:style-name="T5">E-mail:<text:s/></text:span><text:a xlink:href="mailto:laura.terradillos@hotmail.com" office:target-frame-name="_top" xlink:show="replace"><text:span text:style-name="T6">laura.terradillos@hotmail.com</text:span></text:a></text:p>
      <text:p text:style-name="P7"/>
      <text:p text:style-name="P8"><text:span text:style-name="T9">Laura terradillos calzada</text:span>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h text:style-name="P16" text:outline-level="1"><text:span text:style-name="T17">Overview</text:span></text:h>
          </table:table-cell>
          <table:table-cell table:style-name="TableCell18">
            <text:p text:style-name="Standard"/>
          </table:table-cell>
          <table:table-cell table:style-name="TableCell19">
            <text:p text:style-name="P20"><text:span text:style-name="T21">Team Leader specialized in budgeting and consolidation processes with SAP BPC<text:s/></text:span><text:span text:style-name="T22">and Anaplan<text:s/></text:span><text:span text:style-name="T23">solution.</text:span></text:p>
            <text:p text:style-name="P24"/>
            <text:p text:style-name="P25"><text:span text:style-name="T26">More than<text:s/></text:span><text:span text:style-name="T27">9</text:span><text:span text:style-name="T28"><text:s/>years of experience in consulting, participating in EPM-SAP BPC projects with Netweaver and Microsoft versions (from 7.0 to 10.1 versions). Involved in the design of consolidation processes, migrations projects, implementation and su</text:span><text:span text:style-name="T29">pport in budgeting and consolidation modules.</text:span></text:p>
            <text:p text:style-name="P30"/>
            <text:p text:style-name="P31"><text:span text:style-name="T32">National and International clients in Germany, UK, India and Spain.</text:span></text:p>
          </table:table-cell>
        </table:table-row>
        <table:table-row table:style-name="TableRow33">
          <table:table-cell table:style-name="TableCell34">
            <text:h text:style-name="P35" text:outline-level="1"><text:span text:style-name="T36">Education</text:span></text:h>
          </table:table-cell>
          <table:table-cell table:style-name="TableCell37">
            <text:p text:style-name="Standard"/>
          </table:table-cell>
          <table:table-cell table:style-name="TableCell38">
            <text:list text:style-name="WWNum2" text:continue-numbering="true">
              <text:list-item>
                <text:p text:style-name="P39"><text:span text:style-name="T40">Master´s degree in Finance Management (2011-2013)</text:span></text:p>
              </text:list-item>
              <text:list-item>
                <text:p text:style-name="P41"><text:span text:style-name="T42">Bachelor degree in Economics (2005-2010)</text:span></text:p>
              </text:list-item>
              <text:list-item>
                <text:p text:style-name="P43"><text:span text:style-name="T44">University of Applied Sciences, Austria, Erasmus program (2009 –2010)</text:span></text:p>
              </text:list-item>
            </text:list>
          </table:table-cell>
        </table:table-row>
        <table:table-row table:style-name="TableRow45">
          <table:table-cell table:style-name="TableCell46">
            <text:h text:style-name="P47" text:outline-level="1"><text:span text:style-name="T48">Work Experience</text:span></text:h>
          </table:table-cell>
          <table:table-cell table:style-name="TableCell49">
            <text:p text:style-name="Standard"/>
          </table:table-cell>
          <table:table-cell table:style-name="TableCell50">
            <text:h text:style-name="P51" text:outline-level="2">Project Leader Anaplan at Repsol for<text:s/>Deloitte</text:h>
            <text:p text:style-name="P52"><text:span text:style-name="T53">Dec 202</text:span><text:span text:style-name="T54">1</text:span><text:span text:style-name="T55"><text:s/>up to now</text:span></text:p>
            <text:list text:style-name="WWNum7" text:continue-numbering="true">
              <text:list-item>
                <text:p text:style-name="P56"><text:span text:style-name="T57">Implementation of Anaplan budgeting<text:s/></text:span><text:span text:style-name="T58">processes</text:span><text:span text:style-name="T59"><text:s/>at Repsol</text:span><text:span text:style-name="T60">.<text:s/></text:span><text:span text:style-name="T61">The main duties<text:s/></text:span><text:span text:style-name="T62">are</text:span><text:span text:style-name="T63"><text:s/>the</text:span><text:span text:style-name="T64"><text:s/>design</text:span><text:span text:style-name="T65">,<text:s/></text:span><text:span text:style-name="T66">implementation</text:span><text:span text:style-name="T67"><text:s/>and<text:s/></text:span><text:span text:style-name="T68">reporting</text:span><text:span text:style-name="T69"><text:s/>for different business units</text:span><text:span text:style-name="T70">.</text:span></text:p>
              </text:list-item>
            </text:list>
            <text:h text:style-name="P71" text:outline-level="2"><text:span text:style-name="T72">Project Leader at Santander Consumer Bank for Avansis</text:span></text:h>
            <text:p text:style-name="P73"><text:span text:style-name="T74">Feb 2018 to May 2020</text:span></text:p>
            <text:list text:style-name="WWNum7" text:continue-numbering="true">
              <text:list-item>
                <text:p text:style-name="P75"><text:bookmark-start text:name="tw-target-text"/><text:bookmark-end text:name="tw-target-text"/><text:span text:style-name="T76">Senior<text:s/></text:span><text:span text:style-name="T77">Consultant</text:span><text:span text:style-name="T78"><text:s/></text:span><text:span text:style-name="T79">at</text:span><text:span text:style-name="T80"><text:s/>the<text:s/></text:span><text:span text:style-name="T81">Financial Accounting &amp; Management</text:span><text:span text:style-name="T82"><text:s/>area</text:span><text:span text:style-name="T83"><text:s/></text:span><text:span text:style-name="T84">working at</text:span><text:span text:style-name="T85"><text:s/>the Financial Data Mart (FDM) and Common Provisional Layer (CPL) applications.<text:s/></text:span><text:span text:style-name="T86">The main goal</text:span><text:span text:style-name="T87">s</text:span><text:span text:style-name="T88"><text:s/>were</text:span><text:span text:style-name="T89"><text:s/></text:span><text:span text:style-name="T90">closing<text:s/></text:span><text:span text:style-name="T91">re</text:span><text:span text:style-name="T92">qu</text:span><text:span text:style-name="T93">irement</text:span><text:span text:style-name="T94">s definition</text:span><text:span text:style-name="T95">,</text:span><text:span text:style-name="T96"><text:s/>t</text:span><text:span text:style-name="T97">esting and solving incidences of</text:span><text:span text:style-name="T98"><text:s/></text:span><text:span text:style-name="T99">d</text:span><text:span text:style-name="T100">atabase<text:s/></text:span><text:span text:style-name="T101">and<text:s/></text:span><text:span text:style-name="T102">the control model</text:span><text:span text:style-name="T103">.<text:s/></text:span><text:span text:style-name="T104">Using scrum methodology in an agile team with Jira application</text:span><text:span text:style-name="T105">.</text:span></text:p>
              </text:list-item>
            </text:list>
            <text:h text:style-name="P106" text:outline-level="2">Project Leader SAP BPC at<text:s/>Amadeus for<text:s/>Accenture</text:h>
            <text:p text:style-name="P107">Jun 2016 to Feb 2018</text:p>
            <text:list text:style-name="WWNum7">
              <text:list-item>
                <text:p text:style-name="P108"><text:span text:style-name="T109">Carry</text:span><text:span text:style-name="T110"><text:s/></text:span><text:span text:style-name="T111">out</text:span><text:span text:style-name="T112"><text:s/></text:span><text:span text:style-name="T113">developments</text:span><text:span text:style-name="T114"><text:s/>in<text:s/></text:span><text:span text:style-name="T115">budgeting</text:span><text:span text:style-name="T116"><text:s/>module<text:s/></text:span><text:span text:style-name="T117">with</text:span><text:span text:style-name="T118"><text:s/>SAP BPC 10.0 (MS)</text:span><text:span text:style-name="T119">.</text:span></text:p>
              </text:list-item>
            </text:list>
            <text:h text:style-name="P120" text:outline-level="2">Project Leader SAP BPC at Ponte Gadea for Accenture</text:h>
            <text:p text:style-name="P121">Jan 2016 to May 2016</text:p>
            <text:list text:style-name="WWNum7" text:continue-numbering="true">
              <text:list-item>
                <text:p text:style-name="P122"><text:span text:style-name="T123">Responsible of<text:s/></text:span><text:span text:style-name="T124">the</text:span><text:span text:style-name="T125"><text:s/></text:span><text:span text:style-name="T126">migration</text:span><text:span text:style-name="T127"><text:s/>of<text:s/></text:span><text:span text:style-name="T128">consolidation</text:span><text:span text:style-name="T129"><text:s/></text:span><text:span text:style-name="T130">tool</text:span><text:span text:style-name="T131"><text:s/>SAP BPC. f</text:span><text:span text:style-name="T132">rom<text:s/></text:span><text:span text:style-name="T133">7.0 version (MS)<text:s/></text:span><text:span text:style-name="T134">to<text:s/></text:span><text:span text:style-name="T135">SAP BPC-EPM<text:s/></text:span><text:span text:style-name="T136">Add</text:span><text:span text:style-name="T137"><text:s/>In 10.1 (MS) and i</text:span><text:span text:style-name="T138">mprovements</text:span><text:span text:style-name="T139">: business rules, admin, EPM Add In reporting and input schedules, script logics, packages, security.</text:span></text:p>
              </text:list-item>
            </text:list>
            <text:h text:style-name="P140" text:outline-level="2">Project Leader SAP BPC at Vodafone for<text:s/>Accenture</text:h>
            <text:p text:style-name="P141">May 2015 to Jan 2016</text:p>
            <text:list text:style-name="WWNum7" text:continue-numbering="true">
              <text:list-item>
                <text:p text:style-name="P142"><text:span text:style-name="T143">Responsible of the inclusion of SAP consolidation module at Vodafone. The main duties were the<text:s/></text:span><text:span text:style-name="T144">analysis</text:span><text:span text:style-name="T145">,<text:s/></text:span><text:span text:style-name="T146">design</text:span><text:span text:style-name="T147">,<text:s/></text:span><text:span text:style-name="T148">implementation</text:span><text:span text:style-name="T149"><text:s/>and<text:s/></text:span><text:span text:style-name="T150">reporting</text:span><text:span text:style-name="T151"><text:s/>of SAP BPC-EPM<text:s/></text:span><text:span text:style-name="T152">Add</text:span><text:span text:style-name="T153"><text:s/>In 10.0 (NW).</text:span></text:p>
              </text:list-item>
            </text:list>
            <text:h text:style-name="P154" text:outline-level="2">Functional Consultant SAP BPC at Velatia for Deloitte</text:h>
            <text:p text:style-name="P155">Mar 2014 to May 2015</text:p>
            <text:list text:style-name="WWNum7" text:continue-numbering="true">
              <text:list-item>
                <text:p text:style-name="P156"><text:span text:style-name="T157">Improvements</text:span><text:span text:style-name="T158"><text:s/>and<text:s/></text:span><text:span text:style-name="T159">support</text:span><text:span text:style-name="T160"><text:s/>of<text:s/></text:span><text:span text:style-name="T161">Consolidation</text:span><text:span text:style-name="T162"><text:s/></text:span><text:span text:style-name="T163">process</text:span><text:span text:style-name="T164"><text:s/>in SAP BPC 7.5 (NW)</text:span><text:span text:style-name="T165">.</text:span></text:p>
              </text:list-item>
            </text:list>
            <text:soft-page-break/>
            <text:h text:style-name="P166" text:outline-level="2">Functional Consultant SAP BPC at Abertis for Deloitte</text:h>
            <text:p text:style-name="P167">Jun 2014 to Sep 2014</text:p>
            <text:list text:style-name="WWNum7" text:continue-numbering="true">
              <text:list-item>
                <text:p text:style-name="P168"><text:span text:style-name="T169">Carry</text:span><text:span text:style-name="T170"><text:s/></text:span><text:span text:style-name="T171">out</text:span><text:span text:style-name="T172"><text:s/></text:span><text:span text:style-name="T173">improvements</text:span><text:span text:style-name="T174"><text:s/>in<text:s/></text:span><text:span text:style-name="T175">Budgeting</text:span><text:span text:style-name="T176"><text:s/>module and<text:s/></text:span><text:span text:style-name="T177">support</text:span><text:span text:style-name="T178"><text:s/>in<text:s/></text:span><text:span text:style-name="T179">closing</text:span><text:span text:style-name="T180"><text:s/></text:span><text:span text:style-name="T181">periods</text:span><text:span text:style-name="T182"><text:s/>in SAP<text:s/></text:span><text:span text:style-name="T183">BPC 7.5 (NW).</text:span></text:p>
              </text:list-item>
            </text:list>
            <text:h text:style-name="P184" text:outline-level="2">Functional Consultant SAP BPC at Ferrovial for Deloitte</text:h>
            <text:p text:style-name="P185">Jun 2012 to May 2015</text:p>
            <text:list text:style-name="WWNum7" text:continue-numbering="true">
              <text:list-item>
                <text:p text:style-name="P186"><text:span text:style-name="T187">Consolidation</text:span><text:span text:style-name="T188"><text:s/>and<text:s/></text:span><text:span text:style-name="T189">budgeting</text:span><text:span text:style-name="T190"><text:s/>modules<text:s/></text:span><text:span text:style-name="T191">support</text:span><text:span text:style-name="T192"><text:s/>in SAP BPC 7.5 (NW) and new<text:s/></text:span><text:span text:style-name="T193">developments</text:span><text:span text:style-name="T194">: input<text:s/></text:span><text:span text:style-name="T195">schedules</text:span><text:span text:style-name="T196">, reporting, business rules, security and script logics.</text:span></text:p>
              </text:list-item>
            </text:list>
          </table:table-cell>
        </table:table-row>
        <text:soft-page-break/>
        <table:table-row table:style-name="TableRow197">
          <table:table-cell table:style-name="TableCell198">
            <text:h text:style-name="P199" text:outline-level="1"><text:span text:style-name="T200">Training</text:span></text:h>
          </table:table-cell>
          <table:table-cell table:style-name="TableCell201">
            <text:p text:style-name="P202"/>
          </table:table-cell>
          <table:table-cell table:style-name="TableCell203">
            <text:h text:style-name="Heading2" text:outline-level="2"><text:span text:style-name="T204">Expert in Finance Management SAP R/3 (Modules: Financial and Controlling)<text:s/></text:span><text:span text:style-name="T205"><text:s/></text:span></text:h>
          </table:table-cell>
        </table:table-row>
        <table:table-row table:style-name="TableRow206">
          <table:table-cell table:style-name="TableCell207">
            <text:h text:style-name="P208" text:outline-level="1"><text:span text:style-name="T209">Languagues</text:span></text:h>
          </table:table-cell>
          <table:table-cell table:style-name="TableCell210">
            <text:p text:style-name="Standard"/>
          </table:table-cell>
          <table:table-cell table:style-name="TableCell211">
            <text:list text:style-name="WWNum2" text:continue-numbering="true">
              <text:list-item>
                <text:p text:style-name="P212"><text:span text:style-name="T213">Spanish: Mother Tongue</text:span></text:p>
              </text:list-item>
              <text:list-item>
                <text:p text:style-name="P214"><text:span text:style-name="T215">English: Intermediate</text:span><text:span text:style-name="T216"><text:s text:c="2"/>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Noto Sans Symbols" svg:font-family="Noto Sans Symbols" style:font-family-generic="system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277in" fo:margin-bottom="0.1111in" fo:line-height="120%" fo:background-color="transparent" style:tab-stop-distance="0.5in"/>
      <style:text-properties style:font-name="Cambria" style:font-name-asian="Cambria" style:font-name-complex="Cambr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Textbody" style:default-outline-level="1">
      <style:paragraph-properties fo:text-align="end"/>
      <style:text-properties style:font-name="Calibri" style:font-name-asian="Calibri" style:font-name-complex="Calibri" fo:font-variant="small-caps" fo:color="#7E97AD" fo:font-size="10.5pt" style:font-size-asian="10.5pt" style:font-size-complex="10.5pt" fo:hyphenate="false"/>
    </style:style>
    <style:style style:name="Heading2" style:display-name="Heading 2" style:family="paragraph" style:parent-style-name="Normal" style:next-style-name="Textbody" style:default-outline-level="2">
      <style:paragraph-properties fo:keep-with-next="always" fo:keep-together="always" fo:margin-bottom="0.0277in" fo:line-height="100%"/>
      <style:text-properties style:font-name="Calibri" style:font-name-asian="Calibri" style:font-name-complex="Calibri" fo:font-weight="bold" style:font-weight-asian="bold" fo:font-variant="small-caps" fo:color="#404040" fo:hyphenate="false"/>
    </style:style>
    <style:style style:name="Heading3" style:display-name="Heading 3" style:family="paragraph" style:parent-style-name="Normal" style:next-style-name="Textbody" style:default-outline-level="3">
      <style:paragraph-properties fo:keep-with-next="always" fo:keep-together="always" fo:margin-top="0.1388in" fo:margin-bottom="0in" fo:line-height="100%"/>
      <style:text-properties style:font-name="Calibri" style:font-name-asian="Calibri" style:font-name-complex="Calibri" fo:font-weight="bold" style:font-weight-asian="bold" fo:color="#7E97AD" fo:hyphenate="false"/>
    </style:style>
    <style:style style:name="Heading4" style:display-name="Heading 4" style:family="paragraph" style:parent-style-name="Normal" style:next-style-name="Textbody" style:default-outline-level="4">
      <style:paragraph-properties fo:keep-with-next="always" fo:keep-together="always" fo:margin-top="0.1388in" fo:margin-bottom="0in" fo:line-height="100%"/>
      <style:text-properties style:font-name="Calibri" style:font-name-asian="Calibri" style:font-name-complex="Calibri" fo:font-weight="bold" style:font-weight-asian="bold" fo:font-style="italic" style:font-style-asian="italic" fo:color="#7E97AD" fo:hyphenate="false"/>
    </style:style>
    <style:style style:name="Heading5" style:display-name="Heading 5" style:family="paragraph" style:parent-style-name="Normal" style:next-style-name="Textbody" style:default-outline-level="5">
      <style:paragraph-properties fo:keep-with-next="always" fo:keep-together="always" fo:margin-top="0.1388in" fo:margin-bottom="0in" fo:line-height="100%"/>
      <style:text-properties style:font-name="Calibri" style:font-name-asian="Calibri" style:font-name-complex="Calibri" fo:color="#394B5B" fo:hyphenate="false"/>
    </style:style>
    <style:style style:name="Heading6" style:display-name="Heading 6" style:family="paragraph" style:parent-style-name="Normal" style:next-style-name="Textbody" style:default-outline-level="6">
      <style:paragraph-properties fo:keep-with-next="always" fo:keep-together="always" fo:margin-top="0.1388in" fo:margin-bottom="0in" fo:line-height="100%"/>
      <style:text-properties style:font-name="Calibri" style:font-name-asian="Calibri" style:font-name-complex="Calibri" fo:font-style="italic" style:font-style-asian="italic" fo:color="#394B5B" fo:hyphenate="false"/>
    </style:style>
    <style:style style:name="Normal" style:display-name="Normal" style:family="paragraph">
      <style:paragraph-properties fo:widows="2" fo:orphans="2"/>
      <style:text-properties style:use-window-font-color="true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ubtitle">
      <style:paragraph-properties fo:keep-with-next="always" fo:keep-together="always" fo:margin-top="0.3333in" fo:margin-bottom="0.0833in" fo:line-height="100%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Textbody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lcurrículumvítae" style:display-name="Texto del currículum vítae" style:family="paragraph" style:parent-style-name="Standard">
      <style:paragraph-properties fo:margin-bottom="0.0277in" fo:margin-right="1in"/>
      <style:text-properties fo:hyphenate="false"/>
    </style:style>
    <style:style style:name="m_8639777993571304198paragraph" style:display-name="m_8639777993571304198paragraph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color="#00000A" fo:font-size="12pt" style:font-size-asian="12pt" style:font-size-complex="12pt" fo:language="en" fo:country="US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Courier New" style:font-name-asian="Courier New" style:font-name-complex="Courier New" fo:hyphenate="false"/>
    </style:style>
    <style:style style:name="ListLabel1" style:display-name="ListLabel 1" style:family="text">
      <style:text-properties style:font-name-asian="Verdana" style:font-name-complex="Verdana" fo:color="#000000" fo:font-size="9pt" style:font-size-asian="9pt" style:font-size-complex="9pt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 fo:font-size="10pt" style:font-size-asian="10pt" style:font-size-complex="10pt"/>
    </style:style>
    <style:style style:name="ListLabel5" style:display-name="ListLabel 5" style:family="text">
      <style:text-properties style:font-name-asian="Courier New" style:font-name-complex="Courier New" fo:font-size="10pt" style:font-size-asian="10pt" style:font-size-complex="10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m_8639777993571304198normaltextrun" style:display-name="m_8639777993571304198normaltextrun" style:family="text" style:parent-style-name="DefaultParagraphFont"/>
    <style:style style:name="m_8639777993571304198spellingerror" style:display-name="m_8639777993571304198spellingerror" style:family="text" style:parent-style-name="DefaultParagraphFont"/>
    <style:style style:name="m_8639777993571304198eop" style:display-name="m_8639777993571304198eop" style:family="text" style:parent-style-name="DefaultParagraphFont"/>
    <style:style style:name="HeaderChar" style:display-name="Header Char" style:family="text" style:parent-style-name="DefaultParagraphFont">
      <style:text-properties style:letter-kerning="tru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er" style:display-name="Header" style:family="paragraph" style:parent-style-name="Normal">
      <style:paragraph-properties fo:margin-top="0in"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9pt" fo:hyphenate="false"/>
    </style:style>
    <style:style style:name="HeaderChar1" style:display-name="Header Char1" style:family="text" style:parent-style-name="DefaultParagraphFont">
      <style:text-properties style:font-name-complex="Mangal" style:use-window-font-color="true" style:font-size-complex="9pt"/>
    </style:style>
    <style:style style:name="WW_CharLFO1LVL1" style:family="text">
      <style:text-properties style:font-name="Verdana" style:font-name-asian="Verdana" style:font-name-complex="Verdana" fo:color="#000000" fo:font-size="9pt" style:font-size-asian="9pt" style:font-size-complex="9pt"/>
    </style:style>
    <style:style style:name="WW_CharLFO1LVL2" style:family="text">
      <style:text-properties style:font-name="Courier New" style:font-name-asian="Courier New" style:font-name-complex="Courier New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2LVL1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2LVL2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WW_CharLFO2LVL3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2LVL4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2LVL5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2LVL6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2LVL7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2LVL8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style:style style:name="WW_CharLFO2LVL9" style:family="text">
      <style:text-properties style:font-name="Noto Sans Symbols" style:font-name-asian="Noto Sans Symbols" style:font-name-complex="Noto Sans Symbols" fo:font-size="10pt" style:font-size-asian="10pt" style:font-size-complex="10pt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Verdana" style:font-name-asian="Noto Sans Symbols" style:font-name-complex="Noto Sans Symbols"/>
    </style:style>
    <style:style style:name="WW_CharLFO3LVL2" style:family="text">
      <style:text-properties style:font-name="Courier New" style:font-name-asian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asian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asian="Courier New" style:font-name-complex="Courier New"/>
    </style:style>
    <style:style style:name="WW_CharLFO3LVL9" style:family="text">
      <style:text-properties style:font-name="Wingdings"/>
    </style:style>
    <text:list-style style:name="WWNum7" style:display-name="WWNum7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291in" fo:margin-bottom="0.5in" fo:margin-right="0.729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72in"/>
      </style:header-style>
      <style:footer-style>
        <style:header-footer-properties style:dynamic-spacing="true" fo:min-height="-0.0076in"/>
      </style:footer-style>
    </style:page-layout>
    <style:style style:name="P2" style:parent-style-name="Standard" style:family="paragraph">
      <style:paragraph-properties fo:border-top="0.0069in solid #B1C0CD" fo:border-left="0.0069in solid #FFFFFF" fo:border-bottom="none" fo:border-right="none" fo:padding-top="0.0833in" fo:padding-left="0.0555in" fo:padding-bottom="0in" fo:padding-right="0in" style:shadow="none" fo:margin-bottom="0in" fo:line-height="100%" fo:margin-left="-0.25in" fo:margin-right="-0.25in" fo:text-indent="0.25in">
        <style:tab-stops/>
      </style:paragraph-properties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2">Página<text:s/><text:page-number text:fixed="false">2</text:page-number></text:p>
      </style:footer>
    </style:master-page>
    <style:master-page style:next-style-name="MP0" style:name="MPF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erradillos Calzada, Laura</meta:initial-creator>
    <dc:creator>Terradillos Calzada, Laura</dc:creator>
    <meta:creation-date>2022-03-16T19:36:00Z</meta:creation-date>
    <dc:date>2022-03-28T21:56:00Z</dc:date>
    <meta:template xlink:href="Normal.dotm" xlink:type="simple"/>
    <meta:editing-cycles>11</meta:editing-cycles>
    <meta:editing-duration>PT5460S</meta:editing-duration>
    <meta:user-defined meta:name="MSIP_Label_ea60d57e-af5b-4752-ac57-3e4f28ca11dc_Enabled">true</meta:user-defined>
    <meta:user-defined meta:name="MSIP_Label_ea60d57e-af5b-4752-ac57-3e4f28ca11dc_SetDate">2022-03-16T19:36:10Z</meta:user-defined>
    <meta:user-defined meta:name="MSIP_Label_ea60d57e-af5b-4752-ac57-3e4f28ca11dc_Method">Standard</meta:user-defined>
    <meta:user-defined meta:name="MSIP_Label_ea60d57e-af5b-4752-ac57-3e4f28ca11dc_Name">ea60d57e-af5b-4752-ac57-3e4f28ca11dc</meta:user-defined>
    <meta:user-defined meta:name="MSIP_Label_ea60d57e-af5b-4752-ac57-3e4f28ca11dc_SiteId">36da45f1-dd2c-4d1f-af13-5abe46b99921</meta:user-defined>
    <meta:user-defined meta:name="MSIP_Label_ea60d57e-af5b-4752-ac57-3e4f28ca11dc_ActionId">8379bcf6-ef1b-40d9-b9c4-d26ee8fec037</meta:user-defined>
    <meta:user-defined meta:name="MSIP_Label_ea60d57e-af5b-4752-ac57-3e4f28ca11dc_ContentBits">0</meta:user-defined>
    <meta:document-statistic meta:page-count="2" meta:paragraph-count="5" meta:word-count="432" meta:character-count="2808" meta:row-count="19" meta:non-whitespace-character-count="2381"/>
  </office:meta>
</office:document-meta>
</file>